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861" svg:stroke-width="0.019cm" svg:stroke-color="#000000" draw:marker-start="" draw:marker-start-width="0.33cm" draw:marker-start-center="false" draw:marker-end="" draw:marker-end-width="0.33cm" draw:marker-end-center="false" draw:fill="solid" draw:fill-color="#c47925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c4792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Line_20_Style_20_1" svg:stroke-width="0.019cm" svg:stroke-color="#000000" draw:marker-start="" draw:marker-start-width="0.33cm" draw:marker-start-center="false" draw:marker-end="" draw:marker-end-width="0.33cm" draw:marker-end-center="false" draw:fill="solid" draw:fill-color="#c4792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e6e64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c47925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c4792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e6e64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975cm" svg:height="0.954cm" svg:x="9.906cm" svg:y="14.613cm" svg:viewBox="0 0 1976 955" draw:points="16,21 0,955 1960,941 1976,0 18,0">
            <text:p/>
          </draw:polygon>
          <draw:ellipse draw:style-name="gr2" draw:text-style-name="P2" draw:layer="layout" svg:width="1.964cm" svg:height="0.653cm" svg:x="9.924cm" svg:y="14.295cm">
            <text:p/>
          </draw:ellipse>
          <draw:ellipse draw:style-name="gr3" draw:text-style-name="P2" draw:layer="layout" svg:width="1.969cm" svg:height="0.655cm" svg:x="9.91cm" svg:y="15.232cm">
            <text:p/>
          </draw:ellipse>
          <draw:ellipse draw:style-name="gr4" draw:text-style-name="P3" draw:layer="layout" svg:width="1.978cm" svg:height="0.662cm" draw:transform="rotate (-3.14159265358979) translate (11.873cm 15.883cm)" draw:kind="arc" draw:start-angle="1.64" draw:end-angle="180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861" draw:display-name="Dashed (var) 4861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5:34:44.397790998</meta:creation-date>
    <dc:date>2018-05-14T15:35:00.765950658</dc:date>
    <meta:editing-duration>PT16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